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  <style:text-properties fo:color="#280099"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P2"/>
      <text:list xml:id="list42710966" text:style-name="L1">
        <text:list-item>
          <text:p text:style-name="P4">Som användare vill jag kunna öppna ett nytt fönster med bilder i. </text:p>
          <text:p text:style-name="P4"/>
        </text:list-item>
        <text:list-item>
          <text:p text:style-name="P4">Som användare vill jag kunna klicka på en bild och välja den som bakgrund. </text:p>
          <text:p text:style-name="P4"/>
        </text:list-item>
        <text:list-item>
          <text:p text:style-name="P4">Som användare vill jag kunna klicka på dessa bilder så att de visas i ett eget fönster</text:p>
          <text:p text:style-name="P4"><text:s/>i större format. <text:line-break/></text:p>
        </text:list-item>
        <text:list-item>
          <text:p text:style-name="P4">Som användare vill jag kunna stänga bildfönstret när jag är klar. <text:line-break/></text:p>
        </text:list-item>
        <text:list-item>
          <text:p text:style-name="P4">Som användare vill jag på något sätt bli informerad om att sidan laddas eller inte. </text:p>
          <text:p text:style-name="P4"/>
        </text:list-item>
        <text:list-item>
          <text:p text:style-name="P4">Som användare vill jag kunna ändra storlek på bildfönstret genom att dra i det.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7T22:54:57.11</dc:date>
    <meta:editing-duration>P1DT8H53M5S</meta:editing-duration>
    <meta:editing-cycles>48</meta:editing-cycles>
    <meta:generator>OpenOffice.org/3.3$Win32 OpenOffice.org_project/330m20$Build-9567</meta:generator>
    <meta:document-statistic meta:table-count="0" meta:image-count="0" meta:object-count="0" meta:page-count="1" meta:paragraph-count="8" meta:word-count="94" meta:character-count="504"/>
  </office:meta>
</office:document-meta>
</file>